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764cm"/>
    </style:style>
    <style:style style:name="co4" style:family="table-column">
      <style:table-column-properties fo:break-before="auto" style:column-width="4.251cm"/>
    </style:style>
    <style:style style:name="co5" style:family="table-column">
      <style:table-column-properties fo:break-before="auto" style:column-width="15.6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7 factors - exc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factor meaning</text:p>
          </table:table-cell>
          <table:table-cell table:style-name="ce4"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style-name="ce4"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 range</text:p>
          </table:table-cell>
          <table:table-cell table:number-columns-repeated="163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ness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ness</text:p>
          </table:table-cell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7 factors - ALL" table:style-name="ta1">
        <table:table-column table:style-name="co1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factor meaning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ce range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10" office:value-type="string" calcext:value-type="string">
            <text:p> What do GLB represent from your point of view?  Assortment Vari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ce range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ce range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 factors - excl_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factor meaning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 </text:p>
          </table:table-cell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</text:p>
          </table:table-cell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</text:p>
          </table:table-cell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</text:p>
          </table:table-cell>
          <table:table-cell table:number-columns-repeated="163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ness</text:p>
          </table:table-cell>
          <table:table-cell table:number-columns-repeated="1637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ness</text:p>
          </table:table-cell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 factors - exc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factor meaning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</text:p>
          </table:table-cell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</text:p>
          </table:table-cell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 factors - AL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factor meaning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pping experience</text:p>
          </table:table-cell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image</text:p>
          </table:table-cell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 factors - exc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6379" table:default-cell-style-name="ce3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factor meaning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style-name="ce8"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ration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nchness</text:p>
          </table:table-cell>
          <table:table-cell table:number-columns-repeated="163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duct quality</text:p>
          </table:table-cell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ice</text:p>
          </table:table-cell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string" calcext:value-type="string">
            <text:p>excl</text:p>
          </table:table-cell>
          <table:table-cell table:number-columns-repeated="16380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1638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16381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16381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1638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1638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1638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1638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1638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1638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1638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1638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1638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1638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1638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1638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1638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1638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1638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1638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 factors - AL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factor meaning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1</text:p>
          </table:table-cell>
          <table:table-cell table:style-name="ce2" office:value-type="string" calcext:value-type="string">
            <text:p> What do GLB represent from your point of view?  Large Asso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2</text:p>
          </table:table-cell>
          <table:table-cell table:style-name="ce2" office:value-type="string" calcext:value-type="string">
            <text:p> What do GLB represent from your point of view?  Assortment Vari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m3</text:p>
          </table:table-cell>
          <table:table-cell table:style-name="ce2" office:value-type="string" calcext:value-type="string">
            <text:p> What do GLB represent from your point of view?  Artistic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m4</text:p>
          </table:table-cell>
          <table:table-cell table:style-name="ce2" office:value-type="string" calcext:value-type="string">
            <text:p> What do GLB represent from your point of view?  Creative Decoration of Sales 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m5</text:p>
          </table:table-cell>
          <table:table-cell table:style-name="ce2" office:value-type="string" calcext:value-type="string">
            <text:p> What do GLB represent from your point of view?  Appealing Arrangement of Shop 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15</text:p>
          </table:table-cell>
          <table:table-cell table:style-name="ce2" office:value-type="string" calcext:value-type="string">
            <text:p> What do GLB represent from your point of view?  Professional Selection of Br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m16</text:p>
          </table:table-cell>
          <table:table-cell table:style-name="ce2" office:value-type="string" calcext:value-type="string">
            <text:p> What do GLB represent from your point of view?  Professional Appearance Towards Custom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m17</text:p>
          </table:table-cell>
          <table:table-cell table:style-name="ce2" office:value-type="string" calcext:value-type="string">
            <text:p> What do GLB represent from your point of view?  Are Tren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m19</text:p>
          </table:table-cell>
          <table:table-cell table:style-name="ce2" office:value-type="string" calcext:value-type="string">
            <text:p> What do GLB represent from your point of view?  Professional Orga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8</text:p>
          </table:table-cell>
          <table:table-cell table:style-name="ce2" office:value-type="string" calcext:value-type="string">
            <text:p> What do GLB represent from your point of view?  Expertise in French Traditional Cui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m10</text:p>
          </table:table-cell>
          <table:table-cell table:style-name="ce2" office:value-type="string" calcext:value-type="string">
            <text:p> What do GLB represent from your point of view?  Gourmet F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m14</text:p>
          </table:table-cell>
          <table:table-cell table:style-name="ce2" office:value-type="string" calcext:value-type="string">
            <text:p> What do GLB represent from your point of view?  Gourmet specia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met food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m20</text:p>
          </table:table-cell>
          <table:table-cell table:style-name="ce2" office:value-type="string" calcext:value-type="string">
            <text:p> What do GLB represent from your point of view?  Relaxing Shop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21</text:p>
          </table:table-cell>
          <table:table-cell table:style-name="ce2" office:value-type="string" calcext:value-type="string">
            <text:p> What do GLB represent from your point of view?  A Great Place to St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m22</text:p>
          </table:table-cell>
          <table:table-cell table:style-name="ce2" office:value-type="string" calcext:value-type="string">
            <text:p> What do GLB represent from your point of view?  Intimate Shop Atmosp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xed atmosphere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m11</text:p>
          </table:table-cell>
          <table:table-cell table:style-name="ce2" office:value-type="string" calcext:value-type="string">
            <text:p> What do GLB represent from your point of view?  High-quality Cosmeti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ury products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m12</text:p>
          </table:table-cell>
          <table:table-cell table:style-name="ce2" office:value-type="string" calcext:value-type="string">
            <text:p> What do GLB represent from your point of view?  Luxury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ury products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m13</text:p>
          </table:table-cell>
          <table:table-cell table:style-name="ce2" office:value-type="string" calcext:value-type="string">
            <text:p> What do GLB represent from your point of view?  Up tp date Designer Br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ury products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m18</text:p>
          </table:table-cell>
          <table:table-cell table:style-name="ce2" office:value-type="string" calcext:value-type="string">
            <text:p> What do GLB represent from your point of view?  Are 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ury products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m6</text:p>
          </table:table-cell>
          <table:table-cell table:style-name="ce2" office:value-type="string" calcext:value-type="string">
            <text:p> What do GLB represent from your point of view?  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ness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m7</text:p>
          </table:table-cell>
          <table:table-cell table:style-name="ce2" office:value-type="string" calcext:value-type="string">
            <text:p> What do GLB represent from your point of view?  French Savoir-viv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ness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m9</text:p>
          </table:table-cell>
          <table:table-cell table:style-name="ce2" office:value-type="string" calcext:value-type="string">
            <text:p> What do GLB represent from your point of view?  French Fash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nchness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CR1</text:p>
          </table:table-cell>
          <table:table-cell table:style-name="ce2" office:value-type="string" calcext:value-type="string">
            <text:p>C_COCRE1 -CO-CREATION -I would like to participate in an expert-workshop to improve the assortment of Galeries Lafayette Berlin.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_CR2</text:p>
          </table:table-cell>
          <table:table-cell table:style-name="ce2" office:value-type="string" calcext:value-type="string">
            <text:p>C_COCRE2 -CO-CREATION -I would be available to take part in another survey at Galeries Lafayette Berlin.</text:p>
          </table:table-cell>
          <table:table-cell table:number-columns-repeated="2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_CR3</text:p>
          </table:table-cell>
          <table:table-cell table:style-name="ce2" office:value-type="string" calcext:value-type="string">
            <text:p>C_COCRE3 -CO-CREATION -I would like to become a member of a customer group whose opinion is obtained for new products and major changes.</text:p>
          </table:table-cell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_CR4</text:p>
          </table:table-cell>
          <table:table-cell table:style-name="ce2" office:value-type="string" calcext:value-type="string">
            <text:p>C_COCRE4 -CO-CREATION -I would like to participate in planning and designing special events (e.g. fashion show, introduction of new car models) if asked.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_REP1</text:p>
          </table:table-cell>
          <table:table-cell table:style-name="ce2" office:value-type="string" calcext:value-type="string">
            <text:p>C_REP1  -REPURCHASE - I will continue to be a loyal customer of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_REP2</text:p>
          </table:table-cell>
          <table:table-cell table:style-name="ce2" office:value-type="string" calcext:value-type="string">
            <text:p>C_REP2  -REPURCHASE - I intend to shop a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_REP3</text:p>
          </table:table-cell>
          <table:table-cell table:style-name="ce2" office:value-type="string" calcext:value-type="string">
            <text:p>C_REP3  -REPURCAHSE -  I will surely visit Galeries Lafayette Berlin in the future.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_A1</text:p>
          </table:table-cell>
          <table:table-cell table:style-name="ce2" office:value-type="string" calcext:value-type="string">
            <text:p>COM_A1 - AFFECTIVE COMMITMENT -How strongly are you attached to Galeries Lafayette Berlin?</text:p>
          </table:table-cell>
          <table:table-cell table:number-columns-repeated="2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M_A2</text:p>
          </table:table-cell>
          <table:table-cell table:style-name="ce2" office:value-type="string" calcext:value-type="string">
            <text:p>COM_A2 -AFFECTIVE COMMITMENT -How strongly are you emotionally connected to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OM_A3</text:p>
          </table:table-cell>
          <table:table-cell table:style-name="ce2" office:value-type="string" calcext:value-type="string">
            <text:p>COM_A3 -AFFECTIVE COMMITMENT -As a customer I feel (close) attached to GL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OM_A4</text:p>
          </table:table-cell>
          <table:table-cell table:style-name="ce2" office:value-type="string" calcext:value-type="string">
            <text:p>COM_A4 -AFFECTIVE COMMITMENT -feel a strong emotional bond toward GLB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T_1</text:p>
          </table:table-cell>
          <table:table-cell table:style-name="ce2" office:value-type="string" calcext:value-type="string">
            <text:p>SAT_1  -SATISFACTION -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T_2</text:p>
          </table:table-cell>
          <table:table-cell table:style-name="ce2" office:value-type="string" calcext:value-type="string">
            <text:p>SAT_2  -SATISFACTION -   Overall, I am very satisfied with Galeries Lafayette Berlin.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T_3</text:p>
          </table:table-cell>
          <table:table-cell table:style-name="ce2" office:value-type="string" calcext:value-type="string">
            <text:p>SAT_3   -SATISFACTION - How satisfied are you with Galeries Lafayette Berlin?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T_P1</text:p>
          </table:table-cell>
          <table:table-cell table:style-name="ce2" office:value-type="string" calcext:value-type="string">
            <text:p>SAT_P1 -SATISFACTION EMPLOYEES - The employees are capable and professional.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T_P2</text:p>
          </table:table-cell>
          <table:table-cell table:style-name="ce2" office:value-type="string" calcext:value-type="string">
            <text:p>SAT_P2  -SATISFACTION EMPLOYEES - The employees know best about their products.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T_P3</text:p>
          </table:table-cell>
          <table:table-cell table:style-name="ce2" office:value-type="string" calcext:value-type="string">
            <text:p>SAT_P3  -SATISFACTION EMPLOYEES - The employees are well-informed.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T_P4</text:p>
          </table:table-cell>
          <table:table-cell table:style-name="ce2" office:value-type="string" calcext:value-type="string">
            <text:p>SAT_P4  -SATISFACTION EMPLOYEES - The employees are always helpful.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T_P5</text:p>
          </table:table-cell>
          <table:table-cell table:style-name="ce2" office:value-type="string" calcext:value-type="string">
            <text:p>SAT_P5  -SATISFACTION EMPLOYEES - The employees are willing to respond to my questions in detail.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T_P6</text:p>
          </table:table-cell>
          <table:table-cell table:style-name="ce2" office:value-type="string" calcext:value-type="string">
            <text:p>SAT_P6  -SATISFACTION EMPLOYEES - The employees are friendly.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TRU_1</text:p>
          </table:table-cell>
          <table:table-cell table:style-name="ce2" office:value-type="string" calcext:value-type="string">
            <text:p>TRUS_1  -TRUST - I have the feeling that I can completely rely on GL.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U_2</text:p>
          </table:table-cell>
          <table:table-cell table:style-name="ce2" office:value-type="string" calcext:value-type="string">
            <text:p>TRUS_2  -TRUST -  GLB will always be honest and trustful with me.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U_3</text:p>
          </table:table-cell>
          <table:table-cell table:style-name="ce2" office:value-type="string" calcext:value-type="string">
            <text:p>TRUS_3  -TRUST - GL will treat me always fair as a customer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7 factors - excl'.A1:'7 factors - excl'.E46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'7 factors - ALL'.A1:'7 factors - ALL'.E46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'6 factors - excl_2'.A1:'6 factors - excl_2'.E46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'6 factors - excl'.A1:'6 factors - excl'.E46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'6 factors - ALL'.A1:'6 factors - ALL'.E46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5 factors - excl'.A1:'5 factors - excl'.E46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5 factors - ALL'.A1:'5 factors - ALL'.E4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8:47:08.669979023</meta:creation-date>
    <dc:date>2023-04-30T13:50:18.671491316</dc:date>
    <meta:editing-duration>P17DT9H4M31S</meta:editing-duration>
    <meta:editing-cycles>5</meta:editing-cycles>
    <meta:generator>LibreOffice/7.4.6.2$MacOSX_AARCH64 LibreOffice_project/5b1f5509c2decdade7fda905e3e1429a67acd63d</meta:generator>
    <meta:document-statistic meta:table-count="7" meta:cell-count="1272" meta:object-count="0"/>
    <meta:user-defined meta:name=""/>
  </office:meta>
</office:document-meta>
</file>